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ad89" officeooo:paragraph-rsid="000dad89"/>
    </style:style>
    <style:style style:name="P2" style:family="paragraph" style:parent-style-name="Preformatted_20_Text">
      <style:text-properties officeooo:paragraph-rsid="000dad89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1">
      <style:text-properties officeooo:rsid="000dad89"/>
    </style:style>
    <style:style style:name="P5" style:family="paragraph" style:parent-style-name="Preformatted_20_Text" style:list-style-name="L3">
      <style:text-properties officeooo:rsid="000dad89" officeooo:paragraph-rsid="000dad89"/>
    </style:style>
    <style:style style:name="P6" style:family="paragraph" style:parent-style-name="Preformatted_20_Text">
      <style:text-properties officeooo:rsid="000dad89" officeooo:paragraph-rsid="000dad89"/>
    </style:style>
    <style:style style:name="P7" style:family="paragraph" style:parent-style-name="Preformatted_20_Text" style:list-style-name="L6">
      <style:text-properties officeooo:rsid="000dad89" officeooo:paragraph-rsid="000dad89"/>
    </style:style>
    <style:style style:name="P8" style:family="paragraph" style:parent-style-name="Preformatted_20_Text" style:list-style-name="L7">
      <style:text-properties officeooo:rsid="000dad89" officeooo:paragraph-rsid="000dad89"/>
    </style:style>
    <style:style style:name="P9" style:family="paragraph" style:parent-style-name="Preformatted_20_Text" style:list-style-name="L2"/>
    <style:style style:name="P10" style:family="paragraph" style:parent-style-name="Preformatted_20_Text" style:list-style-name="L4">
      <style:text-properties officeooo:paragraph-rsid="000dad89"/>
    </style:style>
    <style:style style:name="P11" style:family="paragraph" style:parent-style-name="Preformatted_20_Text" style:list-style-name="L5"/>
    <style:style style:name="P12" style:family="paragraph" style:parent-style-name="Preformatted_20_Text">
      <style:text-properties officeooo:paragraph-rsid="000dad89"/>
    </style:style>
    <style:style style:name="T1" style:family="text">
      <style:text-properties officeooo:rsid="000dad89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3357993" text:style-name="L1">
        <text:list-item>
          <text:p text:style-name="P3">Startseite</text:p>
          <text:p text:style-name="P3"/>
        </text:list-item>
        <text:list-item>
          <text:p text:style-name="P4">Über uns</text:p>
        </text:list-item>
      </text:list>
      <text:list xml:id="list4020729934" text:style-name="L2">
        <text:list-item>
          <text:p text:style-name="P9"><text:tab/><text:span text:style-name="T1">Grundwerte</text:span></text:p>
        </text:list-item>
        <text:list-item>
          <text:p text:style-name="P9"><text:tab/><text:span text:style-name="T1">Wertekodex</text:span></text:p>
        </text:list-item>
        <text:list-item>
          <text:p text:style-name="P9"><text:tab/><text:span text:style-name="T1">Unsere Vision</text:span></text:p>
        </text:list-item>
        <text:list-item>
          <text:p text:style-name="P9"><text:tab/><text:span text:style-name="T1">Gemeindeleitung</text:span></text:p>
        </text:list-item>
        <text:list-item>
          <text:p text:style-name="P9"><text:tab/><text:span text:style-name="T1">Mitarbeiter</text:span></text:p>
        </text:list-item>
        <text:list-item>
          <text:p text:style-name="P9"><text:tab/><text:span text:style-name="T1">Kontakte</text:span></text:p>
        </text:list-item>
      </text:list>
      <text:p text:style-name="P2"><text:tab/><text:tab/><text:tab/><text:tab/><text:span text:style-name="T1">Kontakt</text:span></text:p>
      <text:p text:style-name="P2"><text:tab/><text:tab/><text:tab/><text:tab/><text:span text:style-name="T1">Impressum</text:span></text:p>
      <text:p text:style-name="P2"><text:tab/><text:tab/><text:tab/><text:tab/><text:span text:style-name="T1">Datenschutzerklärung</text:span></text:p>
      <text:p text:style-name="P2"/>
      <text:list xml:id="list2805918015" text:style-name="L3">
        <text:list-item>
          <text:p text:style-name="P5">Gemeindeleben</text:p>
        </text:list-item>
      </text:list>
      <text:list xml:id="list3429040227" text:style-name="L4">
        <text:list-item>
          <text:p text:style-name="P10"><text:tab/><text:span text:style-name="T1">News</text:span></text:p>
        </text:list-item>
      </text:list>
      <text:p text:style-name="P1"><text:tab/><text:tab/><text:tab/><text:tab/>Aktuelles</text:p>
      <text:p text:style-name="P1"><text:tab/><text:tab/><text:tab/><text:tab/>Newsletter</text:p>
      <text:list xml:id="list3809613013" text:style-name="L5">
        <text:list-item>
          <text:p text:style-name="P11"><text:tab/><text:span text:style-name="T1">Next Steps</text:span></text:p>
        </text:list-item>
        <text:list-item>
          <text:p text:style-name="P11"><text:tab/><text:span text:style-name="T1">Kleingruppen</text:span></text:p>
        </text:list-item>
        <text:list-item>
          <text:p text:style-name="P11"><text:tab/><text:span text:style-name="T1">Dienstbereiche</text:span></text:p>
        </text:list-item>
        <text:list-item>
          <text:p text:style-name="P11"><text:tab/><text:span text:style-name="T1">Gebetszeiten</text:span></text:p>
        </text:list-item>
        <text:list-item>
          <text:p text:style-name="P11"><text:tab/><text:span text:style-name="T1">Taufen</text:span></text:p>
          <text:p text:style-name="P11"/>
        </text:list-item>
      </text:list>
      <text:list xml:id="list402716284" text:style-name="L6">
        <text:list-item>
          <text:p text:style-name="P7">Gottesdienste</text:p>
        </text:list-item>
      </text:list>
      <text:list xml:id="list1989541300" text:style-name="L7">
        <text:list-item>
          <text:p text:style-name="P8"><text:tab/>Internetradio</text:p>
        </text:list-item>
        <text:list-item>
          <text:p text:style-name="P8"><text:tab/>Gottesdienste</text:p>
        </text:list-item>
        <text:list-item>
          <text:p text:style-name="P8"><text:tab/>Medien</text:p>
        </text:list-item>
      </text:list>
      <text:p text:style-name="P1"><text:tab/><text:tab/><text:tab/><text:tab/>Predigten</text:p>
      <text:p text:style-name="P1"><text:tab/><text:tab/><text:tab/><text:tab/>Podcast</text:p>
      <text:p text:style-name="P1"><text:tab/><text:tab/><text:tab/><text:tab/>Facebook</text:p>
      <text:p text:style-name="P1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4T12:50:56.982054058</dc:date>
    <meta:editing-duration>PT11M3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51" meta:character-count="348" meta:non-whitespace-character-count="298"/>
  </office:meta>
</office:document-meta>
</file>